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questExpectationTests.isSatis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questExpectationTests.cre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ExpectationTests.hasRemai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questExpectationTests.matchWithFailedExpec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questExpectation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